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/>
      </style:paragraph-properties>
      <style:text-properties fo:color="#111111" fo:font-size="11pt" officeooo:paragraph-rsid="000308c2" style:font-size-asian="11pt" style:font-size-complex="11pt"/>
    </style:style>
    <style:style style:name="P2" style:family="paragraph" style:parent-style-name="Footer">
      <style:paragraph-properties>
        <style:tab-stops/>
      </style:paragraph-properties>
      <style:text-properties fo:color="#111111" officeooo:paragraph-rsid="000308c2"/>
    </style:style>
    <style:style style:name="P3" style:family="paragraph" style:parent-style-name="Footer">
      <style:paragraph-properties>
        <style:tab-stops/>
      </style:paragraph-properties>
      <style:text-properties fo:color="#111111" officeooo:paragraph-rsid="000308c2" style:font-size-complex="12pt"/>
    </style:style>
    <style:style style:name="P4" style:family="paragraph" style:parent-style-name="Footer">
      <style:text-properties fo:color="#111111" style:font-name="Times New Roman" officeooo:paragraph-rsid="00066d2e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color="#111111" style:font-name="Times New Roman1" fo:font-size="18pt" fo:font-weight="bold" officeooo:paragraph-rsid="000308c2" style:font-name-asian="Times New Roman2" style:font-size-asian="18pt" style:font-weight-asian="bold" style:font-name-complex="Times New Roman2" style:font-size-complex="18pt" style:font-weight-complex="bold"/>
    </style:style>
    <style:style style:name="P6" style:family="paragraph" style:parent-style-name="Text_20_body" style:list-style-name="L1">
      <style:paragraph-properties fo:line-height="100%">
        <style:tab-stops/>
      </style:paragraph-properties>
      <style:text-properties fo:color="#111111" style:font-name="Times New Roman" fo:font-size="11pt" officeooo:paragraph-rsid="000f3596" style:font-size-asian="11pt" style:font-size-complex="11pt"/>
    </style:style>
    <style:style style:name="P7" style:family="paragraph" style:parent-style-name="List_20_Paragraph" style:list-style-name="WWNum28">
      <style:paragraph-properties fo:margin-top="0in" fo:margin-bottom="0in" loext:contextual-spacing="true" fo:line-height="100%"/>
      <style:text-properties fo:color="#111111" style:font-name="Times New Roman1" officeooo:paragraph-rsid="000308c2" style:font-name-complex="Times New Roman2"/>
    </style:style>
    <style:style style:name="P8" style:family="paragraph" style:parent-style-name="List_20_Paragraph" style:list-style-name="WWNum32">
      <style:paragraph-properties fo:margin-top="0in" fo:margin-bottom="0in" loext:contextual-spacing="true" fo:line-height="100%"/>
      <style:text-properties fo:color="#111111" style:font-name="Times New Roman1" fo:font-size="12pt" officeooo:paragraph-rsid="000308c2" style:font-name-asian="Times New Roman2" style:font-size-asian="12pt" style:font-name-complex="Times New Roman2" style:font-size-complex="12pt" style:font-weight-complex="bold"/>
    </style:style>
    <style:style style:name="P9" style:family="paragraph" style:parent-style-name="List_20_Paragraph" style:list-style-name="WWNum32">
      <style:paragraph-properties fo:margin-top="0in" fo:margin-bottom="0in" loext:contextual-spacing="true" fo:line-height="100%"/>
      <style:text-properties fo:color="#111111" style:font-name="Times New Roman1" fo:font-size="12pt" officeooo:rsid="000308c2" officeooo:paragraph-rsid="000308c2" style:font-name-asian="Times New Roman2" style:font-size-asian="12pt" style:font-name-complex="Times New Roman2" style:font-size-complex="12pt"/>
    </style:style>
    <style:style style:name="P10" style:family="paragraph" style:parent-style-name="List_20_Paragraph" style:list-style-name="WWNum28">
      <style:paragraph-properties fo:margin-top="0in" fo:margin-bottom="0in" loext:contextual-spacing="true" fo:line-height="100%">
        <style:tab-stops/>
      </style:paragraph-properties>
      <style:text-properties fo:color="#111111" style:font-name="Times New Roman1" fo:font-size="12pt" officeooo:paragraph-rsid="000308c2" style:font-size-asian="12pt" style:font-name-complex="Times New Roman2" style:font-size-complex="12pt"/>
    </style:style>
    <style:style style:name="P11" style:family="paragraph" style:parent-style-name="List_20_Paragraph" style:list-style-name="WWNum28">
      <style:paragraph-properties fo:margin-top="0in" fo:margin-bottom="0in" loext:contextual-spacing="true" fo:line-height="100%"/>
      <style:text-properties fo:color="#111111" officeooo:paragraph-rsid="000308c2"/>
    </style:style>
    <style:style style:name="P12" style:family="paragraph" style:parent-style-name="List_20_Paragraph" style:list-style-name="WWNum32">
      <style:paragraph-properties fo:margin-top="0in" fo:margin-bottom="0in" loext:contextual-spacing="true" fo:line-height="100%"/>
      <style:text-properties fo:color="#111111" officeooo:paragraph-rsid="000308c2"/>
    </style:style>
    <style:style style:name="P13" style:family="paragraph" style:parent-style-name="Footer" style:list-style-name="">
      <style:paragraph-properties fo:text-align="center" style:justify-single-word="false">
        <style:tab-stops>
          <style:tab-stop style:position="3.75in" style:type="center"/>
        </style:tab-stops>
      </style:paragraph-properties>
      <style:text-properties officeooo:paragraph-rsid="000308c2"/>
    </style:style>
    <style:style style:name="P14" style:family="paragraph" style:parent-style-name="Footer">
      <style:text-properties fo:color="#111111" style:font-name="Times New Roman" fo:font-size="11pt" fo:font-weight="normal" officeooo:rsid="00066d2e" officeooo:paragraph-rsid="00066d2e" style:font-size-asian="11pt" style:font-weight-asian="normal" style:font-size-complex="11pt" style:font-weight-complex="normal"/>
    </style:style>
    <style:style style:name="P15" style:family="paragraph" style:parent-style-name="Footer" style:list-style-name="L1">
      <style:paragraph-properties fo:line-height="100%">
        <style:tab-stops/>
      </style:paragraph-properties>
      <style:text-properties fo:color="#111111" style:font-name="Times New Roman" fo:font-size="11pt" fo:font-weight="normal" officeooo:rsid="000c0adf" officeooo:paragraph-rsid="000c0adf" style:font-size-asian="11pt" style:font-weight-asian="normal" style:font-size-complex="11pt" style:font-weight-complex="normal"/>
    </style:style>
    <style:style style:name="P16" style:family="paragraph" style:parent-style-name="Footer" style:list-style-name="L1">
      <style:paragraph-properties fo:line-height="100%">
        <style:tab-stops/>
      </style:paragraph-properties>
      <style:text-properties fo:color="#111111" style:font-name="Times New Roman" fo:font-size="11pt" fo:font-weight="normal" officeooo:rsid="000f3596" officeooo:paragraph-rsid="000f3596" style:font-size-asian="11pt" style:font-weight-asian="normal" style:font-size-complex="11pt" style:font-weight-complex="normal"/>
    </style:style>
    <style:style style:name="P17" style:family="paragraph" style:parent-style-name="Footer" style:list-style-name="">
      <style:paragraph-properties>
        <style:tab-stops/>
      </style:paragraph-properties>
      <style:text-properties fo:color="#111111" fo:font-size="11pt" fo:font-weight="bold" officeooo:rsid="00045c85" officeooo:paragraph-rsid="00045c85" style:font-size-asian="11pt" style:font-weight-asian="bold" style:font-size-complex="11pt" style:font-weight-complex="bold"/>
    </style:style>
    <style:style style:name="P18" style:family="paragraph" style:parent-style-name="Footer" style:list-style-name="">
      <style:paragraph-properties>
        <style:tab-stops/>
      </style:paragraph-properties>
      <style:text-properties fo:color="#111111" fo:font-size="11pt" fo:font-weight="bold" officeooo:paragraph-rsid="000308c2" style:font-size-asian="11pt" style:font-weight-asian="bold" style:font-size-complex="11pt"/>
    </style:style>
    <style:style style:name="P19" style:family="paragraph" style:parent-style-name="Footer" style:list-style-name="">
      <style:paragraph-properties>
        <style:tab-stops/>
      </style:paragraph-properties>
      <style:text-properties fo:color="#111111" fo:font-size="11pt" fo:font-weight="normal" officeooo:rsid="00045c85" officeooo:paragraph-rsid="00045c85" style:font-size-asian="11pt" style:font-weight-asian="normal" style:font-size-complex="11pt" style:font-weight-complex="normal"/>
    </style:style>
    <style:style style:name="P20" style:family="paragraph" style:parent-style-name="Footer" style:list-style-name="L2">
      <style:paragraph-properties>
        <style:tab-stops/>
      </style:paragraph-properties>
      <style:text-properties fo:color="#111111" fo:font-size="11pt" fo:font-weight="normal" officeooo:rsid="00045c85" officeooo:paragraph-rsid="00045c85" style:font-size-asian="11pt" style:font-weight-asian="normal" style:font-size-complex="11pt" style:font-weight-complex="normal"/>
    </style:style>
    <style:style style:name="P21" style:family="paragraph" style:parent-style-name="Footer" style:list-style-name="L2">
      <style:paragraph-properties>
        <style:tab-stops/>
      </style:paragraph-properties>
      <style:text-properties fo:color="#111111" fo:font-size="11pt" fo:font-weight="normal" officeooo:rsid="00045c85" officeooo:paragraph-rsid="000c0adf" style:font-size-asian="11pt" style:font-weight-asian="normal" style:font-size-complex="11pt" style:font-weight-complex="normal"/>
    </style:style>
    <style:style style:name="P22" style:family="paragraph" style:parent-style-name="Footer" style:list-style-name="">
      <style:paragraph-properties>
        <style:tab-stops/>
      </style:paragraph-properties>
      <style:text-properties fo:color="#111111" fo:font-size="11pt" fo:font-style="italic" officeooo:paragraph-rsid="000308c2" style:font-size-asian="11pt" style:font-style-asian="italic" style:font-size-complex="11pt"/>
    </style:style>
    <style:style style:name="P23" style:family="paragraph" style:parent-style-name="Footer" style:list-style-name="WWNum39">
      <style:paragraph-properties>
        <style:tab-stops/>
      </style:paragraph-properties>
      <style:text-properties fo:color="#111111" fo:font-size="11pt" officeooo:rsid="000c0adf" officeooo:paragraph-rsid="000c0adf" style:font-size-asian="11pt" style:font-size-complex="11pt"/>
    </style:style>
    <style:style style:name="P24" style:family="paragraph" style:parent-style-name="Footer" style:list-style-name="">
      <style:paragraph-properties>
        <style:tab-stops/>
      </style:paragraph-properties>
      <style:text-properties fo:color="#111111" fo:font-size="11pt" officeooo:rsid="0012f0da" officeooo:paragraph-rsid="0012f0da" style:font-size-asian="11pt" style:font-size-complex="11pt"/>
    </style:style>
    <style:style style:name="P25" style:family="paragraph" style:parent-style-name="Footer" style:list-style-name="WWNum39">
      <style:paragraph-properties>
        <style:tab-stops/>
      </style:paragraph-properties>
      <style:text-properties fo:color="#111111" fo:font-size="11pt" officeooo:paragraph-rsid="000308c2" style:font-size-asian="11pt" style:font-size-complex="11pt"/>
    </style:style>
    <style:style style:name="P26" style:family="paragraph" style:parent-style-name="Footer" style:list-style-name="">
      <style:paragraph-properties>
        <style:tab-stops/>
      </style:paragraph-properties>
      <style:text-properties fo:color="#111111" officeooo:paragraph-rsid="000308c2"/>
    </style:style>
    <style:style style:name="P27" style:family="paragraph" style:parent-style-name="Footer" style:list-style-name="WWNum36">
      <style:paragraph-properties>
        <style:tab-stops/>
      </style:paragraph-properties>
      <style:text-properties fo:color="#111111" officeooo:paragraph-rsid="000308c2" style:font-size-complex="12pt"/>
    </style:style>
    <style:style style:name="P28" style:family="paragraph" style:parent-style-name="Footer" style:list-style-name="">
      <style:paragraph-properties>
        <style:tab-stops/>
      </style:paragraph-properties>
      <style:text-properties officeooo:paragraph-rsid="000308c2"/>
    </style:style>
    <style:style style:name="P29" style:family="paragraph" style:parent-style-name="Footer" style:list-style-name="WWNum39">
      <style:paragraph-properties>
        <style:tab-stops/>
      </style:paragraph-properties>
      <style:text-properties officeooo:paragraph-rsid="0012f0da"/>
    </style:style>
    <style:style style:name="P30" style:family="paragraph" style:parent-style-name="Footer" style:list-style-name="">
      <style:paragraph-properties fo:padding-left="0in" fo:padding-right="0in" fo:padding-top="0in" fo:padding-bottom="0.0138in" fo:border-left="none" fo:border-right="none" fo:border-top="none" fo:border-bottom="0.51pt solid #00000a">
        <style:tab-stops/>
      </style:paragraph-properties>
      <style:text-properties fo:color="#111111" fo:font-size="11pt" fo:font-weight="bold" officeooo:paragraph-rsid="000308c2" style:font-size-asian="11pt" style:font-weight-asian="bold" style:font-size-complex="11pt"/>
    </style:style>
    <style:style style:name="P31" style:family="paragraph" style:parent-style-name="Footer" style:list-style-name="">
      <style:paragraph-properties fo:margin-left="0.5in" fo:margin-right="0in" fo:text-indent="0in" style:auto-text-indent="false">
        <style:tab-stops/>
      </style:paragraph-properties>
      <style:text-properties fo:color="#111111" style:font-name="Times New Roman1" fo:font-size="11pt" fo:font-weight="bold" officeooo:paragraph-rsid="000308c2" style:font-size-asian="11pt" style:font-weight-asian="bold" style:font-name-complex="Times New Roman2" style:font-size-complex="11pt"/>
    </style:style>
    <style:style style:name="T1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2" style:family="text">
      <style:text-properties style:font-name="Times New Roman1" fo:font-size="12pt" officeooo:rsid="000308c2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1" fo:font-size="12pt" style:font-size-asian="12pt" style:font-name-complex="Times New Roman2" style:font-size-complex="12pt"/>
    </style:style>
    <style:style style:name="T4" style:family="text">
      <style:text-properties style:font-name="Times New Roman1" fo:font-size="12pt" fo:font-style="italic" style:font-size-asian="12pt" style:font-style-asian="italic" style:font-name-complex="Times New Roman2" style:font-size-complex="12pt"/>
    </style:style>
    <style:style style:name="T5" style:family="text">
      <style:text-properties style:font-name="Times New Roman1" style:font-name-complex="Times New Roman2"/>
    </style:style>
    <style:style style:name="T6" style:family="text">
      <style:text-properties style:font-name="Times New Roman1" fo:font-style="italic" style:font-style-asian="italic" style:font-name-complex="Times New Roman2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a959e" style:font-size-asian="11pt" style:font-size-complex="11pt"/>
    </style:style>
    <style:style style:name="T9" style:family="text">
      <style:text-properties fo:font-size="11pt" officeooo:rsid="00066d2e" style:font-size-asian="11pt" style:font-size-complex="11pt"/>
    </style:style>
    <style:style style:name="T10" style:family="text">
      <style:text-properties fo:font-size="11pt" officeooo:rsid="0008553e" style:font-size-asian="11pt" style:font-size-complex="11pt"/>
    </style:style>
    <style:style style:name="T11" style:family="text">
      <style:text-properties fo:font-size="11pt" officeooo:rsid="000c0adf" style:font-size-asian="11pt" style:font-size-complex="11pt"/>
    </style:style>
    <style:style style:name="T12" style:family="text">
      <style:text-properties fo:font-size="11pt" fo:font-weight="bold" style:font-size-asian="11pt" style:font-weight-asian="bold" style:font-size-complex="11pt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fo:font-weight="bold" officeooo:rsid="000c0adf" style:font-size-asian="11pt" style:font-weight-asian="bold" style:font-size-complex="11pt"/>
    </style:style>
    <style:style style:name="T15" style:family="text">
      <style:text-properties fo:font-size="11pt" fo:font-style="italic" style:font-size-asian="11pt" style:font-style-asian="italic" style:font-size-complex="11pt"/>
    </style:style>
    <style:style style:name="T16" style:family="text">
      <style:text-properties fo:font-size="11pt" fo:font-weight="normal" officeooo:rsid="00066d2e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0c0adf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045c85" style:font-size-asian="11pt" style:font-weight-asian="normal" style:font-size-complex="11pt" style:font-weight-complex="normal"/>
    </style:style>
    <style:style style:name="T19" style:family="text">
      <style:text-properties officeooo:rsid="001a959e"/>
    </style:style>
    <style:style style:name="T20" style:family="text">
      <style:text-properties officeooo:rsid="000c0adf"/>
    </style:style>
    <style:style style:name="T21" style:family="text">
      <style:text-properties fo:color="#111111" fo:font-size="11pt" style:font-size-asian="11pt" style:font-size-complex="11pt"/>
    </style:style>
    <style:style style:name="T22" style:family="text">
      <style:text-properties fo:color="#111111" fo:font-size="11pt" style:font-size-asian="11pt" style:font-size-complex="11pt" style:font-weight-complex="bold"/>
    </style:style>
    <style:style style:name="T23" style:family="text">
      <style:text-properties fo:color="#111111" fo:font-size="11pt" style:text-underline-style="none" fo:font-weight="bold" style:font-size-asian="11pt" style:font-weight-asian="bold" style:font-size-complex="11pt" style:font-weight-complex="bold"/>
    </style:style>
    <style:style style:name="T24" style:family="text">
      <style:text-properties fo:color="#111111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111111" fo:font-size="11pt" fo:font-weight="normal" officeooo:rsid="0011237b" style:font-size-asian="11pt" style:font-weight-asian="normal" style:font-size-complex="11pt" style:font-weight-complex="normal"/>
    </style:style>
    <style:style style:name="T26" style:family="text">
      <style:text-properties fo:color="#111111" fo:font-size="11pt" fo:font-weight="normal" officeooo:rsid="0011df03" style:font-size-asian="11pt" style:font-weight-asian="normal" style:font-size-complex="11pt" style:font-weight-complex="normal"/>
    </style:style>
    <style:style style:name="T27" style:family="text">
      <style:text-properties fo:color="#111111" fo:font-size="11pt" fo:font-weight="normal" officeooo:rsid="0012f0da" style:font-size-asian="11pt" style:font-weight-asian="normal" style:font-size-complex="11pt" style:font-weight-complex="normal"/>
    </style:style>
    <style:style style:name="T28" style:family="text">
      <style:text-properties officeooo:rsid="000dd2a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4c2f8"/>
    </style:style>
    <style:style style:name="T31" style:family="text">
      <style:text-properties officeooo:rsid="001555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hillip Chan</text:p>
      <text:h text:style-name="P13" text:outline-level="1"><text:span text:style-name="T21">Irvine, CA 92614 | </text:span><text:a xlink:type="simple" xlink:href="mailto:phillipchan415@gmail.com%7C%20(415)" text:style-name="ListLabel_20_116" text:visited-style-name="ListLabel_20_116"><text:span text:style-name="Internet_20_link">phillipchan415@gmail.com </text:span></text:a><text:a xlink:type="simple" xlink:href="mailto:phillipchan415@gmail.com%7C%20(415)" text:style-name="ListLabel_20_116" text:visited-style-name="ListLabel_20_116"><text:span text:style-name="Internet_20_link">| (415)</text:span></text:a><text:span text:style-name="T21"> 539-9071</text:span></text:h>
      <text:h text:style-name="P30" text:outline-level="1">EDUCATION</text:h>
      <text:p text:style-name="P1">University of California, Irvine<text:tab/><text:tab/><text:tab/><text:tab/><text:tab/><text:tab/><text:tab/> <text:tab/><text:tab/> <text:s text:c="7"/>Expected June 2019 </text:p>
      <text:p text:style-name="P1">B.S. in Computer Science with Specialization in Information, Minor in Management </text:p>
      <text:p text:style-name="P1"/>
      <text:p text:style-name="P2"><text:span text:style-name="T7">Relevant Courses: Python – Programming with Software Libraries, Intro to Software Engineering, </text:span><text:span text:style-name="T8">Data Structures and Algorithm</text:span><text:span text:style-name="T7">, Java, C++, </text:span><text:span text:style-name="T8">My</text:span><text:span text:style-name="T7">SQ</text:span><text:span text:style-name="T8">L</text:span></text:p>
      <text:p text:style-name="P3"/>
      <text:p text:style-name="P1">Regents Scholar GPA: 3.<text:span text:style-name="T19">75</text:span>, Dean’s List: Fall’16, Fall ’17, <text:span text:style-name="T19">Fall’18, </text:span>Winter’17 <text:span text:style-name="T19">Winter’18</text:span>, Spring’17</text:p>
      <text:p text:style-name="P1"/>
      <text:h text:style-name="P30" text:outline-level="1">EXPERIENCE</text:h>
      <text:p text:style-name="P4"><text:span text:style-name="T13">Mayfield Robotics, Redwood City, CA</text:span><text:span text:style-name="T7"> <text:s text:c="97"/></text:span><text:span text:style-name="T10">J</text:span><text:span text:style-name="T9">une 2018 </text:span><text:span text:style-name="T18">– </text:span><text:span text:style-name="T16">Present</text:span></text:p>
      <text:p text:style-name="P14">QA Intern</text:p>
      <text:list xml:id="list1930247671" text:style-name="L1">
        <text:list-item>
          <text:h text:style-name="P15" text:outline-level="1">Worked with Software team to run various test scripts in Linux environment to test Kuri’s wake word recognition capabilities</text:h>
        </text:list-item>
        <text:list-item>
          <text:h text:style-name="P16" text:outline-level="1">QA tested 100+ Kuri robots to be ready for shipment and reported issues in Jira to Software team during daily sprint meetings</text:h>
        </text:list-item>
        <text:list-item>
          <text:h text:style-name="P16" text:outline-level="1">SSH into robots to analyze robot logs for possible bugs and to update robot software</text:h>
        </text:list-item>
        <text:list-item>
          <text:h text:style-name="P6" text:outline-level="1">Collaborated with hardware, marketing, and operations team for Kuri prelaunch in an agile environment</text:h>
        </text:list-item>
      </text:list>
      <text:h text:style-name="P17" text:outline-level="1">Dreams for Schools, Irvine CA</text:h>
      <text:h text:style-name="P19" text:outline-level="1">AppJam+ Program Mentor<text:tab/><text:tab/><text:tab/><text:tab/><text:tab/><text:tab/><text:tab/><text:tab/><text:tab/>March 2018 – June 2018</text:h>
      <text:list xml:id="list1120965962" text:style-name="L2">
        <text:list-item>
          <text:h text:style-name="P20" text:outline-level="1">Overs<text:span text:style-name="T30">aw</text:span> 25 middle school students and introduce<text:span text:style-name="T30">d</text:span> them to fundamental programming concepts</text:h>
        </text:list-item>
        <text:list-item>
          <text:h text:style-name="P20" text:outline-level="1">T<text:span text:style-name="T30">aught</text:span> and buil<text:span text:style-name="T30">t</text:span> mobile applications with students using Thunkable platform</text:h>
        </text:list-item>
        <text:list-item>
          <text:h text:style-name="P21" text:outline-level="1">Introduce<text:span text:style-name="T31">d</text:span> students to STEM fields while them hands-on technical skills</text:h>
          <text:h text:style-name="P21" text:outline-level="1"/>
        </text:list-item>
      </text:list>
      <text:h text:style-name="P28" text:outline-level="1"><text:a xlink:type="simple" xlink:href="https://uci.joinhandshake.com/employers/153349" text:style-name="ListLabel_20_117" text:visited-style-name="ListLabel_20_117"><text:span text:style-name="Internet_20_link"><text:span text:style-name="T23">University of California, Irvine Division of Continuing Education</text:span></text:span></text:a><text:span text:style-name="T24">,</text:span><text:span text:style-name="T22"> Irvine CA</text:span><text:span text:style-name="T24"> <text:s text:c="7"/></text:span><text:span text:style-name="T21"><text:tab/><text:tab/><text:tab/><text:tab/></text:span></text:h>
      <text:p text:style-name="P2"><text:span text:style-name="T15">IT/Engineering/Life Sciences General Assistant </text:span><text:span text:style-name="T7"><text:tab/><text:tab/><text:tab/><text:tab/><text:tab/><text:tab/> <text:s text:c="22"/>June 2017- Present</text:span></text:p>
      <text:list xml:id="list2748736067" text:style-name="WWNum28">
        <text:list-item>
          <text:p text:style-name="P7">Work with technical experts and instructors to evaluate online courses for quality assurance </text:p>
        </text:list-item>
        <text:list-item>
          <text:p text:style-name="P11"><text:span text:style-name="T5">Create and improve quizzes, online lectures, and discussion forums to enhance course experience using </text:span><text:span text:style-name="T3">Canvas, PowerPoint, Techsmith relay, HTML, and Excel</text:span><text:span text:style-name="T4"> <text:s/></text:span></text:p>
        </text:list-item>
        <text:list-item>
          <text:p text:style-name="P10">Update and maintain quarterly enrollment and revenue reports to determine if course changes are necessary</text:p>
        </text:list-item>
      </text:list>
      <text:h text:style-name="P30" text:outline-level="1"/>
      <text:h text:style-name="P30" text:outline-level="1">ACTIVITIES</text:h>
      <text:h text:style-name="P26" text:outline-level="1"><text:span text:style-name="T12">MAISS (Management Information Student Society), </text:span><text:span text:style-name="T7">Irvine, CA</text:span><text:span text:style-name="T12"><text:tab/><text:tab/> <text:s text:c="20"/><text:line-break/></text:span><text:span text:style-name="T15">VP of Marketing</text:span><text:span text:style-name="T7"> <text:s text:c="132"/>Spring 2017 – Present</text:span></text:h>
      <text:list xml:id="list3493365120" text:style-name="WWNum36">
        <text:list-item>
          <text:h text:style-name="P27" text:outline-level="1">Target and appeal to new members through strategic brand management and development</text:h>
        </text:list-item>
        <text:list-item>
          <text:h text:style-name="P27" text:outline-level="1">Market events through online newsletters and outreach to 3k+ students</text:h>
        </text:list-item>
        <text:list-item>
          <text:h text:style-name="P27" text:outline-level="1">Manage and update <text:span text:style-name="T28">club</text:span> website using HTML and CSS <text:span text:style-name="T20">to keep members informed of upcoming events</text:span></text:h>
        </text:list-item>
      </text:list>
      <text:h text:style-name="P22" text:outline-level="1"/>
      <text:h text:style-name="P30" text:outline-level="1">PROJECTS</text:h>
      <text:h text:style-name="P26" text:outline-level="1"><text:span text:style-name="T14">Personal Website</text:span><text:span text:style-name="T12"><text:tab/><text:tab/><text:tab/><text:tab/><text:tab/><text:tab/><text:tab/><text:tab/><text:tab/><text:tab/> </text:span><text:span text:style-name="T7"><text:tab/> <text:s text:c="4"/></text:span><text:span text:style-name="T11">Summer</text:span><text:span text:style-name="T7"> 2018</text:span></text:h>
      <text:list xml:id="list313758491" text:style-name="WWNum39">
        <text:list-item>
          <text:h text:style-name="P23" text:outline-level="1">Created personal website <text:span text:style-name="T28">hosted on github</text:span> using HTML, CSS, and bootstrap library<text:line-break/></text:h>
        </text:list-item>
      </text:list>
      <text:h text:style-name="P24" text:outline-level="1"><text:span text:style-name="T29">Fabflix <text:s text:c="2"/></text:span><text:s text:c="64"/><text:tab/><text:tab/><text:tab/><text:tab/><text:tab/><text:tab/> <text:s text:c="19"/>Spring 2018</text:h>
      <text:list xml:id="list225132409068315" text:continue-numbering="true" text:style-name="WWNum39">
        <text:list-item>
          <text:h text:style-name="P29" text:outline-level="1"><text:span text:style-name="T27">D</text:span><text:span text:style-name="T25">eveloped online movie database </text:span><text:span text:style-name="T26">using HTML, CSS, JavaScript, JDBC, Java Servelet, and MySQL </text:span></text:h>
        </text:list-item>
      </text:list>
      <text:h text:style-name="P18" text:outline-level="1"/>
      <text:h text:style-name="P26" text:outline-level="1"><text:span text:style-name="T12">Othello <text:tab/><text:tab/><text:tab/><text:tab/><text:tab/><text:tab/><text:tab/><text:tab/><text:tab/><text:tab/><text:tab/><text:tab/></text:span><text:span text:style-name="T7"> <text:s text:c="7"/></text:span><text:span text:style-name="T11">Spring</text:span><text:span text:style-name="T7"> 2017</text:span></text:h>
      <text:list xml:id="list225131847313650" text:continue-numbering="true" text:style-name="WWNum39">
        <text:list-item>
          <text:h text:style-name="P25" text:outline-level="1">Coded the entire Othello game using complex logic and created a user friendly graphical user interface</text:h>
        </text:list-item>
      </text:list>
      <text:h text:style-name="P31" text:outline-level="1"/>
      <text:h text:style-name="P30" text:outline-level="1"><text:line-break/>SKILLS AND INTERESTS</text:h>
      <text:list xml:id="list3408007754" text:style-name="WWNum32">
        <text:list-item>
          <text:p text:style-name="P8">Certificates: Comptia Security+</text:p>
        </text:list-item>
        <text:list-item>
          <text:p text:style-name="P12"><text:span text:style-name="T1">Languages: Java, Python, HTML, CSS, </text:span><text:span text:style-name="T2">My</text:span><text:span text:style-name="T1">SQL, C++, JavaScript, C</text:span></text:p>
        </text:list-item>
        <text:list-item>
          <text:p text:style-name="P9">Libraries: Bootstrap, Seleniu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8%" fo:text-indent="0in" style:auto-text-indent="fals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font_5f_7" style:display-name="font_7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6" style:display-name="ListLabel 116" style:family="text">
      <style:text-properties fo:color="#00000a" fo:font-size="11pt" style:text-underline-style="none" style:font-size-asian="11pt" style:font-size-complex="11pt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fo:color="#434343" fo:font-size="11pt" style:text-underline-style="none" fo:font-weight="bold" style:font-size-asian="11pt" style:font-weight-asian="bold" style:font-size-complex="11pt" style:font-weight-complex="bold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.020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1:27:17.764285900</meta:creation-date>
    <meta:editing-duration>P2DT8H22M41S</meta:editing-duration>
    <meta:editing-cycles>4</meta:editing-cycles>
    <meta:generator>LibreOffice/6.0.3.2$Linux_X86_64 LibreOffice_project/00m0$Build-2</meta:generator>
    <dc:date>2018-09-09T22:51:31.257826629</dc:date>
    <meta:print-date>2018-09-05T22:04:43.226801213</meta:print-date>
    <meta:document-statistic meta:table-count="0" meta:image-count="0" meta:object-count="0" meta:page-count="1" meta:paragraph-count="41" meta:word-count="393" meta:character-count="3075" meta:non-whitespace-character-count="2284"/>
  </office:meta>
</office:document-meta>
</file>